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772in"/>
    </style:style>
    <style:style style:name="co7" style:family="table-column">
      <style:table-column-properties fo:break-before="auto" style:column-width="3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style-name="ce9"/>
          <table:covered-table-cell table:number-columns-repeated="5" table:style-name="ce16"/>
          <table:covered-table-cell table:style-name="ce9"/>
          <table:table-cell table:style-name="ce9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5"/>
          <table:table-cell table:style-name="ce9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17" table:number-columns-repeated="4"/>
          <table:table-cell table:style-name="ce21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Needs fd/fs</text:p>
          </table:table-cell>
          <table:table-cell table:style-name="ce18" office:value-type="string" calcext:value-type="string">
            <text:p>Name lookup</text:p>
          </table:table-cell>
          <table:table-cell table:style-name="ce18" office:value-type="string" calcext:value-type="string">
            <text:p>Needs 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07:46:47.19214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1T17:00:32.036595081</dc:date>
    <meta:editing-duration>P4DT11H13M3S</meta:editing-duration>
    <meta:editing-cycles>27</meta:editing-cycles>
    <meta:document-statistic meta:table-count="1" meta:cell-count="824" meta:object-count="0"/>
  </office:meta>
</office:document-meta>
</file>